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Submit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Submit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SubmitException.sendResponseErrorCod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Submit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SubmitException.DoubleSubmitException( String actionName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